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rom flask import Flask, request</text:p>
      <text:p text:style-name="P1">import requests</text:p>
      <text:p text:style-name="P1">import os</text:p>
      <text:p text:style-name="P1"/>
      <text:p text:style-name="P1">app = Flask(__name__)</text:p>
      <text:p text:style-name="P1"/>
      <text:p text:style-name="P1">TELEGRAM_TOKEN = os.getenv('TELEGRAM_TOKEN')</text:p>
      <text:p text:style-name="P1">TELEGRAM_CHAT_ID = os.getenv('TELEGRAM_CHAT_ID')</text:p>
      <text:p text:style-name="P1"/>
      <text:p text:style-name="P1">@app.route('/webhook', methods=['POST'])</text:p>
      <text:p text:style-name="P1">def webhook():</text:p>
      <text:p text:style-name="P1"><text:s text:c="4"/>data = request.json</text:p>
      <text:p text:style-name="P1"><text:s text:c="4"/>message = data.get("text", str(data))</text:p>
      <text:p text:style-name="P1"><text:s text:c="4"/>send_to_telegram(message)</text:p>
      <text:p text:style-name="P1"><text:s text:c="4"/>return 'OK', 200</text:p>
      <text:p text:style-name="P1"/>
      <text:p text:style-name="P1">def send_to_telegram(text):</text:p>
      <text:p text:style-name="P1"><text:s text:c="4"/>url = f'https://api.telegram.org/bot{TELEGRAM_TOKEN}/sendMessage'</text:p>
      <text:p text:style-name="P1"><text:s text:c="4"/>payload = {</text:p>
      <text:p text:style-name="P1"><text:s text:c="8"/>'chat_id': TELEGRAM_CHAT_ID,</text:p>
      <text:p text:style-name="P1"><text:s text:c="8"/>'text': text,</text:p>
      <text:p text:style-name="P1"><text:s text:c="8"/>'parse_mode': 'Markdown'</text:p>
      <text:p text:style-name="P1"><text:s text:c="4"/>}</text:p>
      <text:p text:style-name="P1"><text:s text:c="4"/>requests.post(url, json=payload)</text:p>
      <text:p text:style-name="P1"/>
      <text:p text:style-name="P1">if __name__ == '__main__':</text:p>
      <text:p text:style-name="P1"><text:s text:c="4"/>app.run(port=500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7</meta:generator>
  </office:meta>
</office:document-meta>
</file>